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2aba"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0a3f"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tyle-asian="normal" style:font-size-complex="12pt" style:font-style-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26602"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8"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9" style:family="paragraph" style:parent-style-name="Standard">
      <style:paragraph-properties>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1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italic" style:font-name-complex="DejaVu Sans1" style:font-size-complex="12pt" style:font-style-complex="italic"/>
    </style:style>
    <style:style style:name="P1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041fea" style:text-blinking="false" fo:background-color="transparent" style:font-name-asian="DejaVu Sans1" style:font-size-asian="12pt" style:font-style-asian="italic" style:font-name-complex="DejaVu Sans1" style:font-size-complex="12pt" style:font-style-complex="italic"/>
    </style:style>
    <style:style style:name="P1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italic" style:font-weight-asian="normal" style:font-name-complex="DejaVu Sans1" style:font-size-complex="12pt" style:font-style-complex="italic" style:font-weight-complex="normal"/>
    </style:style>
    <style:style style:name="P1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rsid="00026602" officeooo:paragraph-rsid="00026602" style:text-blinking="false" fo:background-color="transparent" style:font-size-asian="12pt" style:font-style-asian="normal" style:font-weight-asian="bold" style:font-size-complex="12pt" style:font-style-complex="normal" style:font-weight-complex="bold"/>
    </style:style>
    <style:style style:name="P1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italic" style:font-weight-asian="bold" style:font-name-complex="DejaVu Sans1" style:font-size-complex="12pt" style:font-style-complex="italic" style:font-weight-complex="bold"/>
    </style:style>
    <style:style style:name="P1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19" style:family="paragraph" style:parent-style-name="Standard">
      <style:text-properties fo:font-variant="normal" fo:text-transform="none" fo:color="#000000" style:text-line-through-style="none" style:text-line-through-type="none" style:font-name="Liberation Serif" fo:font-size="12pt" fo:font-style="normal" style:text-underline-style="none" style:text-blinking="false" fo:background-color="transparent" style:font-size-asian="12pt" style:font-size-complex="12pt"/>
    </style:style>
    <style:style style:name="P20" style:family="paragraph" style:parent-style-name="Standard">
      <style:text-properties fo:font-variant="normal" fo:text-transform="none" fo:color="#000000" style:text-line-through-style="none" style:text-line-through-type="none" style:font-name="Liberation Serif" fo:font-size="12pt" style:text-underline-style="none" fo:font-weight="normal" style:text-blinking="false" fo:background-color="transparent" style:font-size-asian="12pt" style:font-size-complex="12pt"/>
    </style:style>
    <style:style style:name="P21"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paragraph-rsid="0011de91" style:text-blinking="false" fo:background-color="transparent" style:font-size-asian="22pt" style:font-size-complex="22pt"/>
    </style:style>
    <style:style style:name="P22"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rsid="00157af4" officeooo:paragraph-rsid="00157af4" style:text-blinking="false" fo:background-color="transparent" style:font-size-asian="22pt" style:font-size-complex="22pt"/>
    </style:style>
    <style:style style:name="P23" style:family="paragraph" style:parent-style-name="Standard">
      <style:text-properties fo:font-variant="normal" fo:text-transform="none" fo:color="#000000" style:text-line-through-style="none" style:text-line-through-type="none" style:font-name="Liberation Serif" fo:font-style="normal" style:text-underline-style="none" fo:font-weight="bold" style:text-blinking="false" fo:background-color="transparent"/>
    </style:style>
    <style:style style:name="P24"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1de91" style:text-blinking="false" fo:background-color="transparent"/>
    </style:style>
    <style:style style:name="P25"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3b94e" style:text-blinking="false" fo:background-color="transparent"/>
    </style:style>
    <style:style style:name="P26"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3b94e" officeooo:paragraph-rsid="0013b94e" style:text-blinking="false" fo:background-color="transparent"/>
    </style:style>
    <style:style style:name="P27"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57af4" style:text-blinking="false" fo:background-color="transparent" style:font-weight-asian="normal" style:font-weight-complex="normal"/>
    </style:style>
    <style:style style:name="P2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2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67901"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30" style:family="paragraph" style:parent-style-name="Standard">
      <style:text-properties fo:font-variant="normal" fo:text-transform="none" fo:color="#000000" style:font-name="Liberation Serif" fo:font-size="12pt" fo:font-style="normal" fo:font-weight="normal" officeooo:paragraph-rsid="00107742" style:font-size-asian="12pt" style:font-size-complex="12pt"/>
    </style:style>
    <style:style style:name="P31" style:family="paragraph" style:parent-style-name="Standard">
      <style:text-properties style:font-name="Liberation Serif" fo:font-size="12pt" style:font-size-asian="12pt" style:font-size-complex="12pt"/>
    </style:style>
    <style:style style:name="P32" style:family="paragraph" style:parent-style-name="Standard">
      <style:text-properties style:font-name="Liberation Serif" fo:font-size="12pt" officeooo:rsid="00041fea" officeooo:paragraph-rsid="00041fea" style:font-size-asian="12pt" style:font-size-complex="12pt"/>
    </style:style>
    <style:style style:name="P33" style:family="paragraph" style:parent-style-name="Standard">
      <style:text-properties style:font-name="Liberation Serif" fo:font-size="12pt" officeooo:paragraph-rsid="000e0a3f" style:font-size-asian="12pt" style:font-size-complex="12pt"/>
    </style:style>
    <style:style style:name="P34" style:family="paragraph" style:parent-style-name="Standard">
      <style:text-properties style:font-name="Liberation Serif" fo:font-size="12pt" officeooo:paragraph-rsid="000e7d2b" style:font-size-asian="12pt" style:font-size-complex="12pt"/>
    </style:style>
    <style:style style:name="P35" style:family="paragraph" style:parent-style-name="Standard">
      <style:text-properties style:font-name="Liberation Serif" fo:font-size="12pt" officeooo:paragraph-rsid="000fa46d" style:font-size-asian="12pt" style:font-size-complex="12pt"/>
    </style:style>
    <style:style style:name="P36" style:family="paragraph" style:parent-style-name="Standard">
      <style:text-properties style:font-name="Liberation Serif" fo:font-size="12pt" fo:font-weight="bold"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0041fea" officeooo:paragraph-rsid="00041fea" style:font-size-asian="12pt" style:font-weight-asian="bold" style:font-size-complex="12pt" style:font-weight-complex="bold"/>
    </style:style>
    <style:style style:name="P38" style:family="paragraph" style:parent-style-name="Standard">
      <style:text-properties style:font-name="Liberation Serif" fo:font-size="12pt" fo:font-style="normal" style:font-size-asian="12pt" style:font-style-asian="normal" style:font-size-complex="12pt" style:font-style-complex="normal"/>
    </style:style>
    <style:style style:name="P39" style:family="paragraph" style:parent-style-name="Standard">
      <style:text-properties style:font-name="Liberation Serif" fo:font-size="12pt" fo:font-style="normal" officeooo:paragraph-rsid="000fa46d" style:font-size-asian="12pt" style:font-style-asian="normal" style:font-size-complex="12pt" style:font-style-complex="normal"/>
    </style:style>
    <style:style style:name="P40" style:family="paragraph" style:parent-style-name="Standard">
      <style:text-properties style:font-name="Liberation Serif" fo:font-size="12pt" fo:font-weight="normal" style:font-size-asian="12pt" style:font-weight-asian="normal" style:font-size-complex="12pt" style:font-weight-complex="normal"/>
    </style:style>
    <style:style style:name="P41" style:family="paragraph" style:parent-style-name="Standard">
      <style:text-properties style:font-name="Liberation Serif" fo:font-size="12pt" fo:font-weight="normal" officeooo:rsid="000c2aba" officeooo:paragraph-rsid="000c2aba"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paragraph-rsid="000c2aba" style:font-size-asian="12pt" style:font-weight-asian="normal" style:font-size-complex="12pt" style:font-weight-complex="normal"/>
    </style:style>
    <style:style style:name="P43" style:family="paragraph" style:parent-style-name="Standard">
      <style:text-properties style:font-name="Liberation Serif" fo:font-weight="normal" officeooo:paragraph-rsid="0013b94e"/>
    </style:style>
    <style:style style:name="P44" style:family="paragraph" style:parent-style-name="Standard">
      <style:text-properties style:font-name="Liberation Serif" officeooo:paragraph-rsid="0013b94e"/>
    </style:style>
    <style:style style:name="P45" style:family="paragraph" style:parent-style-name="Standard">
      <style:text-properties style:font-name="Liberation Serif" officeooo:rsid="00157af4" officeooo:paragraph-rsid="00157af4"/>
    </style:style>
    <style:style style:name="P46" style:family="paragraph" style:parent-style-name="Standard">
      <style:text-properties style:font-name="Liberation Serif" officeooo:paragraph-rsid="00157af4"/>
    </style:style>
    <style:style style:name="P47" style:family="paragraph" style:parent-style-name="Standard">
      <style:text-properties officeooo:paragraph-rsid="000c2aba"/>
    </style:style>
    <style:style style:name="P48" style:family="paragraph" style:parent-style-name="Standard">
      <style:text-properties officeooo:paragraph-rsid="000fd360"/>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officeooo:rsid="00157af4" officeooo:paragraph-rsid="00157af4"/>
    </style:style>
    <style:style style:name="P51"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3b94e" style:text-blinking="false" fo:background-color="transparent" style:font-weight-asian="normal" style:font-weight-complex="normal"/>
    </style:style>
    <style:style style:name="P5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ize-complex="12pt"/>
    </style:style>
    <style:style style:name="P5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7d2b" style:text-blinking="false" fo:background-color="transparent" style:font-size-asian="12pt" style:font-style-asian="normal" style:font-size-complex="12pt" style:font-style-complex="normal"/>
    </style:style>
    <style:style style:name="P54"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55" style:family="paragraph" style:parent-style-name="Standard" style:list-style-name="L4">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56" style:family="paragraph" style:parent-style-name="Standard" style:list-style-name="L6">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57" style:family="paragraph" style:parent-style-name="Standard" style:list-style-name="L7">
      <style:text-properties fo:font-variant="normal" fo:text-transform="none" fo:color="#000000" style:text-line-through-style="none" style:text-line-through-type="none" style:font-name="Liberation Serif" fo:font-size="12pt" fo:font-style="normal" style:text-underline-style="none" fo:font-weight="normal" officeooo:paragraph-rsid="0011de91" style:text-blinking="false" fo:background-color="transparent" style:font-name-asian="DejaVu Sans1" style:font-size-asian="12pt" style:font-style-asian="italic" style:font-name-complex="DejaVu Sans1" style:font-size-complex="12pt" style:font-style-complex="italic"/>
    </style:style>
    <style:style style:name="P5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paragraph-rsid="000e7d2b" style:text-blinking="false" fo:background-color="transparent" style:font-size-asian="12pt" style:font-style-asian="normal" style:font-weight-asian="bold" style:font-size-complex="12pt" style:font-style-complex="normal" style:font-weight-complex="bold"/>
    </style:style>
    <style:style style:name="P59" style:family="paragraph" style:parent-style-name="Standard">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style:font-size-asian="12pt" style:font-style-asian="italic" style:font-size-complex="12pt" style:font-style-complex="italic"/>
    </style:style>
    <style:style style:name="P60" style:family="paragraph" style:parent-style-name="Standard">
      <style:text-properties fo:font-variant="normal" fo:text-transform="none" fo:color="#222222" style:font-name="Liberation Serif" fo:font-size="12pt" fo:letter-spacing="normal" fo:font-style="normal" fo:font-weight="normal" officeooo:rsid="00107742" officeooo:paragraph-rsid="00107742" style:font-size-asian="12pt" style:font-size-complex="12pt"/>
    </style:style>
    <style:style style:name="P61" style:family="paragraph" style:parent-style-name="Standard" style:list-style-name="L1">
      <style:text-properties officeooo:paragraph-rsid="000fd360"/>
    </style:style>
    <style:style style:name="P62" style:family="paragraph" style:parent-style-name="Standard" style:list-style-name="L2">
      <style:text-properties style:font-name="Liberation Serif" fo:font-size="12pt" officeooo:rsid="000fa46d" officeooo:paragraph-rsid="000fd360" style:font-size-asian="12pt" style:font-size-complex="12pt"/>
    </style:style>
    <style:style style:name="P63" style:family="paragraph" style:parent-style-name="Standard" style:list-style-name="L5">
      <style:text-properties style:font-name="Liberation Serif" fo:font-size="12pt" officeooo:rsid="0004d352" officeooo:paragraph-rsid="0011de91" style:font-size-asian="12pt" style:font-size-complex="12pt"/>
    </style:style>
    <style:style style:name="P64" style:family="paragraph" style:parent-style-name="Standard">
      <style:text-properties style:font-name="Liberation Serif" fo:font-size="12pt" officeooo:paragraph-rsid="000c2aba" style:font-size-asian="12pt" style:font-size-complex="12pt"/>
    </style:style>
    <style:style style:name="P65" style:family="paragraph" style:parent-style-name="Standard">
      <style:text-properties style:font-name="Liberation Serif" fo:font-size="12pt" officeooo:paragraph-rsid="00183b38" style:font-size-asian="12pt" style:font-size-complex="12pt"/>
    </style:style>
    <style:style style:name="P66" style:family="paragraph" style:parent-style-name="Standard">
      <style:text-properties style:font-name="Liberation Serif" fo:font-size="12pt" fo:font-weight="normal"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0c2aba" officeooo:paragraph-rsid="000c2aba" style:font-size-asian="12pt" style:font-weight-asian="normal" style:font-size-complex="12pt" style:font-weight-complex="normal"/>
    </style:style>
    <style:style style:name="P68" style:family="paragraph" style:parent-style-name="Standard" style:list-style-name="L3">
      <style:text-properties officeooo:paragraph-rsid="000e7d2b"/>
    </style:style>
    <style:style style:name="P69" style:family="paragraph" style:parent-style-name="Standard">
      <style:text-properties fo:font-weight="bold" officeooo:rsid="00157af4" officeooo:paragraph-rsid="00157af4" style:font-weight-asian="bold" style:font-weight-complex="bold"/>
    </style:style>
    <style:style style:name="P70" style:family="paragraph" style:parent-style-name="Standard">
      <style:text-properties officeooo:rsid="00157af4" officeooo:paragraph-rsid="00157af4"/>
    </style:style>
    <style:style style:name="P71" style:family="paragraph">
      <style:paragraph-properties fo:text-align="center"/>
      <style:text-properties fo:font-size="12p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text-underline-style="none" fo:font-weight="normal" officeooo:rsid="000e0a3f"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tyle="normal" style:text-underline-style="none" fo:font-weight="normal" officeooo:rsid="00026602" style:text-blinking="fals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0fa46d"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041fe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0c2ab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0e0a3f"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3b94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157af4"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183b38"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italic" style:font-name-complex="DejaVu Sans1" style:font-style-complex="italic"/>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normal" style:font-name-complex="DejaVu Sans1" style:font-style-complex="normal"/>
    </style:style>
    <style:style style:name="T17" style:family="text">
      <style:text-properties fo:font-variant="normal" fo:text-transform="none" fo:color="#000000" style:text-line-through-style="none" style:text-line-through-type="none" fo:font-style="normal" style:text-underline-style="none" officeooo:rsid="000fa46d" style:text-blinking="false" fo:background-color="transparent" loext:char-shading-value="0" style:font-name-asian="DejaVu Sans1" style:font-style-asian="normal" style:font-name-complex="DejaVu Sans1" style:font-style-complex="normal"/>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fo:font-style="normal" style:text-underline-style="none" fo:font-weight="bold" officeooo:rsid="000e7d2b"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tyle="italic" style:text-underline-style="none" fo:font-weight="normal" officeooo:rsid="000fd360"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fo:font-weight="normal" officeooo:rsid="00026602"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bold" officeooo:rsid="000e7d2b"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name-complex="DejaVu Sans1" style:font-size-complex="12pt" style:font-style-complex="normal"/>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style-asian="normal" style:font-name-complex="DejaVu Sans1" style:font-size-complex="12pt" style:font-style-complex="normal"/>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0fa46d"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name-complex="DejaVu Sans1" style:font-size-complex="12pt"/>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0c2aba" style:text-blinking="false" fo:background-color="transparent" loext:char-shading-value="0" style:font-size-asian="12pt" style:font-style-asian="normal" style:font-size-complex="12pt" style:font-style-complex="normal"/>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0645fa"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0fd360" style:text-blinking="false"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font-style="normal" style:text-underline-style="none" style:text-blinking="false" fo:background-color="transparent" loext:char-shading-value="0" style:font-size-asian="12pt" style:font-style-asian="normal" style:font-size-complex="12pt" style:font-style-complex="normal"/>
    </style:style>
    <style:style style:name="T38" style:family="text">
      <style:text-properties fo:font-variant="normal" fo:text-transform="none" fo:color="#000000" style:text-line-through-style="none" style:text-line-through-type="none" style:font-name="Liberation Serif" fo:font-size="12pt" fo:font-style="normal" style:text-underline-style="none" officeooo:rsid="00041fea" style:text-blinking="false" fo:background-color="transparent" loext:char-shading-value="0" style:font-size-asian="12pt" style:font-style-asian="normal" style:font-size-complex="12pt" style:font-style-complex="normal"/>
    </style:style>
    <style:style style:name="T39" style:family="text">
      <style:text-properties fo:font-variant="normal" fo:text-transform="none" fo:color="#000000" style:text-line-through-style="none" style:text-line-through-type="none" style:font-name="Liberation Serif" fo:font-size="12pt" fo:font-style="normal" style:text-underline-style="none" officeooo:rsid="000e7d2b" style:text-blinking="false" fo:background-color="transparent"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Liberation Serif" fo:font-size="12pt" fo:font-style="normal" style:text-underline-style="none" officeooo:rsid="00183b38" style:text-blinking="false" fo:background-color="transparent" loext:char-shading-value="0" style:font-size-asian="12pt" style:font-style-asian="normal" style:font-size-complex="12pt" style:font-style-complex="normal"/>
    </style:style>
    <style:style style:name="T41"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tyle-asian="italic" style:font-size-complex="12pt"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0645fa" style:text-blinking="false" fo:background-color="transparent" loext:char-shading-value="0" style:font-size-asian="12pt" style:font-style-asian="italic" style:font-size-complex="12pt" style:font-style-complex="italic"/>
    </style:style>
    <style:style style:name="T44" style:family="text">
      <style:text-properties fo:font-variant="normal" fo:text-transform="none" fo:color="#000000" style:text-line-through-style="none" style:text-line-through-type="none" style:font-name="Liberation Serif" fo:font-size="12pt" fo:font-style="italic" style:text-underline-style="none" fo:font-weight="normal" officeooo:rsid="00026602" style:text-blinking="false" fo:background-color="transparent" loext:char-shading-value="0" style:font-size-asian="12pt" style:font-style-asian="italic" style:font-size-complex="12pt" style:font-style-complex="italic"/>
    </style:style>
    <style:style style:name="T45" style:family="text">
      <style:text-properties fo:font-weight="bold" officeooo:rsid="00167901" style:font-weight-asian="bold" style:font-weight-complex="bold"/>
    </style:style>
    <style:style style:name="T46" style:family="text">
      <style:text-properties fo:font-style="normal" style:font-style-asian="normal" style:font-style-complex="normal"/>
    </style:style>
    <style:style style:name="T47" style:family="text">
      <style:text-properties fo:font-style="normal" officeooo:rsid="000fd360" style:font-style-asian="normal" style:font-style-complex="normal"/>
    </style:style>
    <style:style style:name="T48" style:family="text">
      <style:text-properties fo:font-style="italic" style:font-style-asian="italic" style:font-style-complex="italic"/>
    </style:style>
    <style:style style:name="T49" style:family="text">
      <style:text-properties fo:font-style="italic" officeooo:rsid="000c2aba" style:font-style-asian="italic" style:font-style-complex="italic"/>
    </style:style>
    <style:style style:name="T50" style:family="text">
      <style:text-properties fo:font-style="italic" officeooo:rsid="00026602"/>
    </style:style>
    <style:style style:name="T51" style:family="text">
      <style:text-properties officeooo:rsid="00081016"/>
    </style:style>
    <style:style style:name="T52" style:family="text">
      <style:text-properties officeooo:rsid="000c2aba"/>
    </style:style>
    <style:style style:name="T53" style:family="text">
      <style:text-properties style:font-style-asian="normal" style:font-style-complex="normal"/>
    </style:style>
    <style:style style:name="T54" style:family="text">
      <style:text-properties officeooo:rsid="000e0a3f" style:font-style-asian="normal" style:font-style-complex="normal"/>
    </style:style>
    <style:style style:name="T55" style:family="text">
      <style:text-properties officeooo:rsid="000fd360" style:font-style-asian="normal" style:font-style-complex="normal"/>
    </style:style>
    <style:style style:name="T56" style:family="text">
      <style:text-properties officeooo:rsid="000e0a3f"/>
    </style:style>
    <style:style style:name="T57" style:family="text">
      <style:text-properties officeooo:rsid="000e7d2b"/>
    </style:style>
    <style:style style:name="T58" style:family="text">
      <style:text-properties fo:font-weight="normal"/>
    </style:style>
    <style:style style:name="T59" style:family="text">
      <style:text-properties fo:font-weight="normal" officeooo:rsid="000e7d2b"/>
    </style:style>
    <style:style style:name="T60" style:family="text">
      <style:text-properties officeooo:rsid="000fa46d"/>
    </style:style>
    <style:style style:name="T61" style:family="text">
      <style:text-properties officeooo:rsid="000fd360"/>
    </style:style>
    <style:style style:name="T62" style:family="text">
      <style:text-properties officeooo:rsid="0013b94e" style:font-weight-asian="normal" style:font-weight-complex="normal"/>
    </style:style>
    <style:style style:name="T63" style:family="text">
      <style:text-properties officeooo:rsid="00162a0e" style:font-weight-asian="normal" style:font-weight-complex="normal"/>
    </style:style>
    <style:style style:name="T64" style:family="text">
      <style:text-properties style:font-name="Liberation Serif" fo:font-size="12pt" fo:font-style="normal" fo:font-weight="normal" style:font-size-asian="12pt" style:font-style-asian="normal" style:font-size-complex="12pt" style:font-style-complex="normal"/>
    </style:style>
    <style:style style:name="T65" style:family="text">
      <style:text-properties style:font-name="Liberation Serif" fo:font-size="12pt" fo:font-style="normal" fo:font-weight="normal" officeooo:rsid="000e7d2b" style:font-size-asian="12pt" style:font-style-asian="normal" style:font-size-complex="12pt" style:font-style-complex="normal"/>
    </style:style>
    <style:style style:name="T66" style:family="text">
      <style:text-properties style:font-name="Liberation Serif" fo:font-size="12pt" fo:font-style="normal" officeooo:rsid="0004d352" style:font-size-asian="12pt" style:font-style-asian="normal" style:font-size-complex="12pt" style:font-style-complex="normal"/>
    </style:style>
    <style:style style:name="T67" style:family="text">
      <style:text-properties style:font-name="Liberation Serif" fo:font-size="12pt" fo:font-style="normal" officeooo:rsid="000fd360" style:font-size-asian="12pt" style:font-style-asian="normal" style:font-size-complex="12pt" style:font-style-complex="normal"/>
    </style:style>
    <style:style style:name="T68" style:family="text">
      <style:text-properties style:font-name="Liberation Serif" fo:font-size="12pt" officeooo:rsid="0004d352" style:font-size-asian="12pt" style:font-size-complex="12pt"/>
    </style:style>
    <style:style style:name="T69" style:family="text">
      <style:text-properties style:font-name="Liberation Serif" fo:font-size="12pt" officeooo:rsid="00041fea" style:font-size-asian="12pt" style:font-size-complex="12pt"/>
    </style:style>
    <style:style style:name="T70" style:family="text">
      <style:text-properties style:font-name="Liberation Serif" fo:font-size="12pt" fo:font-style="italic" officeooo:rsid="0004d352" style:font-size-asian="12pt" style:font-style-asian="italic" style:font-size-complex="12pt" style:font-style-complex="italic"/>
    </style:style>
    <style:style style:name="T71" style:family="text">
      <style:text-properties style:font-name="Liberation Serif" fo:font-size="12pt" fo:font-style="italic" officeooo:rsid="00041fea" style:font-size-asian="12pt" style:font-style-asian="italic" style:font-size-complex="12pt" style:font-style-complex="italic"/>
    </style:style>
    <style:style style:name="T72" style:family="text">
      <style:text-properties officeooo:rsid="00107742"/>
    </style:style>
    <style:style style:name="T73" style:family="text">
      <style:text-properties fo:color="#222222" fo:letter-spacing="normal"/>
    </style:style>
    <style:style style:name="T74" style:family="text">
      <style:text-properties fo:color="#222222" fo:letter-spacing="normal" officeooo:rsid="00107742"/>
    </style:style>
    <style:style style:name="T75" style:family="text">
      <style:text-properties style:text-line-through-style="none" style:text-line-through-type="none" style:text-underline-style="none" officeooo:rsid="000fd360"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6" style:family="text">
      <style:text-properties style:text-line-through-style="none" style:text-line-through-type="none" style:text-underline-style="none" officeooo:rsid="00107742"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7" style:family="text">
      <style:text-properties style:text-line-through-style="none" style:text-line-through-type="none" style:text-underline-style="none" officeooo:rsid="0016711e"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78" style:family="text">
      <style:text-properties officeooo:rsid="0011de91"/>
    </style:style>
    <style:style style:name="T79" style:family="text">
      <style:text-properties style:font-name="Liberation Serif1" officeooo:rsid="0011de91"/>
    </style:style>
    <style:style style:name="T80" style:family="text">
      <style:text-properties officeooo:rsid="00157af4"/>
    </style:style>
    <style:style style:name="T81" style:family="text">
      <style:text-properties officeooo:rsid="00167901"/>
    </style:style>
    <style:style style:name="T82" style:family="text">
      <style:text-properties fo:color="#000000"/>
    </style:style>
    <style:style style:name="T83" style:family="text">
      <style:text-properties fo:color="#000000" style:text-position="super 58%"/>
    </style:style>
    <style:style style:name="T84" style:family="text">
      <style:text-properties fo:color="#000000" style:text-position="super 58%" style:font-size-asian="10.5pt"/>
    </style:style>
    <style:style style:name="T85" style:family="text">
      <style:text-properties officeooo:rsid="00183b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rever T. Hines</text:p>
      <text:p text:style-name="P21"><text:span text:style-name="T78">Resum</text:span><text:span text:style-name="T79">é </text:span><text:bookmark text:name="docs-internal-guid-71fed0f2-e91f-3dd6-8c27-82d3199a58c0"/></text:p>
      <text:p text:style-name="P23"/>
      <text:p text:style-name="P26">Contact Information</text:p>
      <text:p text:style-name="P44"><draw:line text:anchor-type="paragraph" draw:z-index="9" draw:style-name="gr1" draw:text-style-name="P71" svg:x1="0.0016in" svg:y1="0.0047in" svg:x2="6.489in" svg:y2="0.0457in"><text:p/></draw:line></text:p>
      <text:p text:style-name="P46">Earth and Environmental Sciences</text:p>
      <text:p text:style-name="P46">University of Michigan</text:p>
      <text:p text:style-name="P46">2534 CC Little Bldg</text:p>
      <text:p text:style-name="P46">1100 North University Ave</text:p>
      <text:p text:style-name="P27">Ann Arbor, MI 48109-1005</text:p>
      <text:p text:style-name="P27"><text:span text:style-name="T80">Phone: </text:span>217-766-4445 </text:p>
      <text:p text:style-name="P27">hinest@umich.edu</text:p>
      <text:p text:style-name="P45"/>
      <text:p text:style-name="P46"><text:span text:style-name="T80">Citizenship: United States; s</text:span><text:span text:style-name="T12">ocial security: XXX-XX-300</text:span><text:span text:style-name="T13">1</text:span></text:p>
      <text:p text:style-name="P25"/>
      <text:p text:style-name="P24">Research Opportunity </text:p>
      <text:p text:style-name="P26"><draw:line text:anchor-type="paragraph" draw:z-index="8" draw:style-name="gr1" draw:text-style-name="P71" svg:x1="0.0016in" svg:y1="0.0047in" svg:x2="6.489in" svg:y2="0.0457in"><text:p/></draw:line></text:p>
      <text:p text:style-name="P51">RO 16-15: Novel crustal deformation models for characterizing earthquake hazard and its uncertainties in the western U.S.</text:p>
      <text:p text:style-name="P51"/>
      <text:p text:style-name="P43"><text:span text:style-name="T62">I became aware of the Mendenhall research </text:span><text:span text:style-name="T63">fellowship </text:span><text:span text:style-name="T62">through my colleagues who have </text:span><text:span text:style-name="T63">spoken highly of the program. <text:s/>I become aware of this particular project after communicating with potential advisor Sarah Minson. <text:s text:c="5"/></text:span></text:p>
      <text:p text:style-name="P15"/>
      <text:p text:style-name="P15"><text:bookmark text:name="docs-internal-guid-71fed0f2-e921-4d61-96ec-7043e4d2ef25"/>Education</text:p>
      <text:p text:style-name="P1"><draw:line text:anchor-type="paragraph" draw:z-index="0" draw:style-name="gr1" draw:text-style-name="P71" svg:x1="0.0016in" svg:y1="0.0047in" svg:x2="6.489in" svg:y2="0.0457in"><text:p/></draw:line></text:p>
      <text:p text:style-name="P47"><text:span text:style-name="T36">PhD candidate, </text:span><text:span text:style-name="T43">University of Michigan, Ann Arbor<text:tab/></text:span><text:span text:style-name="T32"><text:tab/><text:tab/><text:tab/><text:tab/> <text:s text:c="4"/></text:span><text:span text:style-name="T33">2012-present</text:span><text:span text:style-name="T43"> <text:tab/></text:span><text:span text:style-name="T31">Geophysics (certificate in Computational Discovery and Engineering)</text:span><text:span text:style-name="T32"> </text:span></text:p>
      <text:p text:style-name="P2"><text:span text:style-name="T49"><text:tab/></text:span>GPA: 3.<text:span text:style-name="T52">92</text:span> / 4.00</text:p>
      <text:p text:style-name="P64"><text:span text:style-name="T3"><text:tab/>Advisor: Eric A. Hetlan</text:span><text:span text:style-name="T10">d</text:span></text:p>
      <text:p text:style-name="P65"><text:span text:style-name="T10"><text:tab/></text:span><text:span text:style-name="T14">Expected graduation: Spring 2017</text:span></text:p>
      <text:p text:style-name="P33"><text:span text:style-name="T10"><text:tab/></text:span><text:span text:style-name="T3">Thesis: </text:span><text:span text:style-name="T14">P</text:span><text:span text:style-name="T11">ostseismic and interseismic signature of viscoelasticity in the </text:span></text:p>
      <text:p text:style-name="P52"><text:tab/><text:tab/>lower crust and upper mantle </text:p>
      <text:p text:style-name="P52"/>
      <text:p text:style-name="P3">BS, <text:span text:style-name="T48">University of Illinois, Urbana-Champaign</text:span><text:span text:style-name="T53"> <text:s text:c="3"/></text:span><text:s text:c="58"/><text:span text:style-name="T60">2008 - 2012</text:span> <text:s text:c="4"/></text:p>
      <text:p text:style-name="P3"><text:tab/><text:span text:style-name="T56">Geology (minor in Natural Resource Conservation)</text:span> <text:s/></text:p>
      <text:p text:style-name="P3"><text:tab/>GPA: 3.67 / 4.00</text:p>
      <text:p text:style-name="P1"><text:s text:c="7"/></text:p>
      <text:p text:style-name="P36"><text:bookmark text:name="docs-internal-guid-71fed0f2-e925-b727-1083-b354c222d6ba"/>Research Positions</text:p>
      <text:p text:style-name="P19"><draw:line text:anchor-type="paragraph" draw:z-index="1" draw:style-name="gr1" draw:text-style-name="P71" svg:x1="0.0016in" svg:y1="0.0047in" svg:x2="6.489in" svg:y2="0.0457in"><text:p/></draw:line></text:p>
      <text:p text:style-name="P48"><text:span text:style-name="T37">Ecological </text:span><text:span text:style-name="T38">m</text:span><text:span text:style-name="T37">odeling </text:span><text:span text:style-name="T38">i</text:span><text:span text:style-name="T37">ntern, </text:span><text:span text:style-name="T41">Smithsonian Environmental Research Center </text:span><text:span text:style-name="T37"><text:s text:c="15"/></text:span><text:span text:style-name="T39">Summer 201</text:span><text:span text:style-name="T40">1</text:span><text:span text:style-name="T42"> <text:s/></text:span></text:p>
      <text:list xml:id="list3878486492087028883" text:style-name="L1">
        <text:list-item>
          <text:p text:style-name="P61"><text:span text:style-name="T25">Created statistical models to describe spatial variability in b</text:span><text:span text:style-name="T64">lue </text:span><text:span text:style-name="T65">c</text:span><text:span text:style-name="T64">rab </text:span></text:p>
        </text:list-item>
      </text:list>
      <text:p text:style-name="P39"><text:span text:style-name="T59"><text:tab/>populations throughout </text:span><text:span text:style-name="T58">Chesapeake Bay</text:span></text:p>
      <text:p text:style-name="P31"/>
      <text:p text:style-name="P34"><text:span text:style-name="T3">Crop </text:span><text:span text:style-name="T9">s</text:span><text:span text:style-name="T3">cience </text:span><text:span text:style-name="T9">r</text:span><text:span text:style-name="T3">esearch </text:span><text:span text:style-name="T9">a</text:span><text:span text:style-name="T3">ssistant, </text:span><text:span text:style-name="T20">University of Illinois <text:s text:c="12"/></text:span><text:span text:style-name="T4"><text:s text:c="39"/></text:span><text:span text:style-name="T5">2010 - 2011</text:span></text:p>
      <text:p text:style-name="P16"><text:soft-page-break/>Teaching <text:span text:style-name="T57">Experience</text:span></text:p>
      <text:p text:style-name="P16"><draw:line text:anchor-type="paragraph" draw:z-index="2" draw:style-name="gr1" draw:text-style-name="P71" svg:x1="-0.0016in" svg:y1="0.011in" svg:x2="6.4874in" svg:y2="0.0531in"><text:p/></draw:line></text:p>
      <text:p text:style-name="P34"><text:span text:style-name="T7">Michigan Math and Science Scholars </text:span><text:span text:style-name="T8">i</text:span><text:span text:style-name="T7">nstructor, </text:span><text:span text:style-name="T22">University of Michigan</text:span><text:span text:style-name="T24"> <text:s text:c="4"/></text:span><text:span text:style-name="T19"><text:s text:c="13"/></text:span><text:span text:style-name="T7">Summer 201</text:span><text:span text:style-name="T8">5</text:span><text:span text:style-name="T7"> </text:span></text:p>
      <text:list xml:id="list5451533396771193950" text:style-name="L2">
        <text:list-item>
          <text:p text:style-name="P62">Co-taught a summer course for High School students on the </text:p>
          <text:p text:style-name="P62">mathematics of natural hazard <text:s/></text:p>
        </text:list-item>
      </text:list>
      <text:p text:style-name="P35"><text:tab/></text:p>
      <text:p text:style-name="P34"><text:span text:style-name="T6">Graduate student instructor, </text:span><text:span text:style-name="T22">University of Michigan <text:s text:c="2"/></text:span><text:span text:style-name="T23"><text:s text:c="4"/></text:span><text:span text:style-name="T6"><text:s text:c="35"/></text:span><text:span text:style-name="T7">Fall 201</text:span><text:span text:style-name="T8">4</text:span><text:span text:style-name="T7"> </text:span><text:span text:style-name="T8">and 2015</text:span></text:p>
      <text:list xml:id="list5981206104269791810" text:style-name="L3">
        <text:list-item>
          <text:p text:style-name="P68"><text:span text:style-name="T27">Led labs for </text:span><text:span text:style-name="T28">EARTH 468, </text:span><text:span text:style-name="T26">D</text:span><text:span text:style-name="T29">ata Analysis and Model Estimation</text:span></text:p>
        </text:list-item>
      </text:list>
      <text:p text:style-name="P16"/>
      <text:p text:style-name="P17">Publications</text:p>
      <text:p text:style-name="P17"><draw:line text:anchor-type="paragraph" draw:z-index="3" draw:style-name="gr1" draw:text-style-name="P71" svg:x1="-0.0016in" svg:y1="0.011in" svg:x2="6.4874in" svg:y2="0.0531in"><text:p/></draw:line></text:p>
      <text:p text:style-name="P14">Hines, T. T., and E. A. Hetland (submitted to J. Geophys. Res.), Rheologic constraints on the <text:tab/>upper mantle from five years of postseismic deforma<text:span text:style-name="T61">ti</text:span>on following the El Mayor-<text:tab/>Cucapah earthquake.</text:p>
      <text:p text:style-name="P14"><text:s/></text:p>
      <text:p text:style-name="P41">Hines, T. T., and E. A. Hetland (2016), Rapid and simultaneous estimation of fault slip and <text:s/></text:p>
      <text:p text:style-name="P41"><text:tab/>heterogeneous lithospheric viscosity from post-seismic deformation. Geophys. J. Int. 204, <text:tab/>doi: 10.1093/gji/ggv477.</text:p>
      <text:p text:style-name="P42"/>
      <text:p text:style-name="P42"><text:span text:style-name="T15">Hines, T.</text:span><text:span text:style-name="T16"> T., and E. A. Hetland (2013), Bias in estimates of lithosphere viscosity from <text:tab/>interseismic deformation. Geophys. Res. Lett., 40, doi:10.1002/grl.50839.</text:span></text:p>
      <text:p text:style-name="P18"/>
      <text:p text:style-name="P18">Abstracts</text:p>
      <text:p text:style-name="P6"><draw:line text:anchor-type="paragraph" draw:z-index="4" draw:style-name="gr1" draw:text-style-name="P71" svg:x1="-0.0016in" svg:y1="0.011in" svg:x2="6.4874in" svg:y2="0.0531in"><text:p/></draw:line></text:p>
      <text:p text:style-name="P30"><text:span text:style-name="T75">Hines, T. T. </text:span><text:span text:style-name="T77">a</text:span><text:span text:style-name="T75">nd E. A. Hetland (2015 </text:span><text:span text:style-name="T76">invited speaker</text:span><text:span text:style-name="T75">), </text:span><text:span text:style-name="T73">Kalman filter based estimation of <text:tab/>lithospheric viscosity and fault slip from postseismic deformation: application to the 2010 <text:tab/>El Mayor-Cucapah earthquake. </text:span><text:span text:style-name="T74">American Geophysical Union 2015 Fall Meeting, San <text:tab/>Francisco, CA. </text:span></text:p>
      <text:p text:style-name="P60"/>
      <text:p text:style-name="P10">Hines, T. T. and E. <text:span text:style-name="T61">A. Hetland (2015), Inversion of postseismic deformation for lithospheric <text:tab/>viscosity and fault slip. Society for Industrial and Applied Mathematics: Geosciences <text:tab/>2015 meeting, Stanford CA.</text:span></text:p>
      <text:p text:style-name="P10"/>
      <text:p text:style-name="P7">Hines, T. T. <text:span text:style-name="T60">and</text:span> E. A. Hetland (2014), Direct <text:span text:style-name="T72">i</text:span>nversion of <text:span text:style-name="T72">p</text:span>ostseismic <text:span text:style-name="T72">d</text:span>eformation for <text:tab/><text:span text:style-name="T72">l</text:span>ithospheric <text:span text:style-name="T72">v</text:span>iscosity <text:span text:style-name="T72">s</text:span>tructure and <text:span text:style-name="T72">f</text:span>ault <text:span text:style-name="T72">s</text:span>lip. A<text:span text:style-name="T60">merican Geophysical Union </text:span>2014 Fall <text:tab/>Meeting, San Francisco, CA. </text:p>
      <text:p text:style-name="P54"><text:s text:c="29"/></text:p>
      <text:p text:style-name="P8">Hines, T. T. <text:span text:style-name="T60">and </text:span>E. A. Hetland (2014), Determination of lithospher<text:span text:style-name="T51">e</text:span> rheology from interseismic <text:s text:c="2"/></text:p>
      <text:p text:style-name="P9"><text:tab/>deformation and implications for fault stress accumulation. S<text:span text:style-name="T60">eismological Society of <text:tab/>America </text:span>2014 Annual Meeting, Anchorage, AK.</text:p>
      <text:p text:style-name="P6"><text:s text:c="27"/></text:p>
      <text:p text:style-name="P40"><text:span text:style-name="T16">Hines, T. T. and E. A. Hetland (2013), Bias in estimates of lithosphere viscosity from <text:tab/>interseismic deformation. </text:span><text:span text:style-name="T17">American Geophysical Union</text:span><text:span text:style-name="T16"> 2013 Fall Meeting, San <text:tab/>Francisco, CA.</text:span></text:p>
      <text:p text:style-name="P40"/>
      <text:p text:style-name="P40"/>
      <text:p text:style-name="P40"><text:soft-page-break/><text:span text:style-name="T16">Hines, T. T. </text:span><text:span text:style-name="T17">and </text:span><text:span text:style-name="T16">E. A. Hetland (2013), Evaluating geodetic constraints on the strength of the <text:tab/>lithosphere. <text:s/>Michigan Geophysical Union, Ann Arbor, MI.</text:span></text:p>
      <text:p text:style-name="P6"/>
      <text:p text:style-name="P37">Workshop Attendance</text:p>
      <text:p text:style-name="P32"><draw:line text:anchor-type="paragraph" draw:z-index="5" draw:style-name="gr1" draw:text-style-name="P71" svg:x1="-0.0016in" svg:y1="0.011in" svg:x2="6.4874in" svg:y2="0.0531in"><text:p/></draw:line></text:p>
      <text:p text:style-name="P32">CIG Crustal Deformation Modeling Worksh<text:span text:style-name="T46">op, </text:span><text:span text:style-name="T48">Stanford University </text:span><text:span text:style-name="T46"><text:s text:c="24"/></text:span><text:span text:style-name="T47">Summer 2014</text:span></text:p>
      <text:list xml:id="list5610770379068499439" text:style-name="L4">
        <text:list-item>
          <text:p text:style-name="P55">One week course on using Pylith, a finite element program for </text:p>
          <text:p text:style-name="P55">modeling lithosphere dynamics</text:p>
        </text:list-item>
      </text:list>
      <text:p text:style-name="P13"/>
      <text:p text:style-name="P48"><text:span text:style-name="T68">InSAR: An introduct</text:span><text:span text:style-name="T66">ion to ISCE and GIAnT, </text:span><text:span text:style-name="T70">UNAVCO <text:s text:c="6"/></text:span><text:span text:style-name="T66"><text:tab/><text:tab/> <text:s text:c="14"/></text:span><text:span text:style-name="T67">Summer 2014</text:span><text:span text:style-name="T70"> <text:s/></text:span><text:span text:style-name="T71"><text:s text:c="8"/></text:span><text:span text:style-name="T69"><text:s text:c="55"/></text:span></text:p>
      <text:list xml:id="list2760914056818042772" text:style-name="L5">
        <text:list-item>
          <text:p text:style-name="P63">Three day course on processing Interferometric Synthetic Aperture </text:p>
          <text:p text:style-name="P63">Radar (InSAR) data </text:p>
        </text:list-item>
      </text:list>
      <text:p text:style-name="P34"/>
      <text:p text:style-name="P58">Field Work</text:p>
      <text:p text:style-name="P53"><draw:line text:anchor-type="paragraph" draw:z-index="6" draw:style-name="gr1" draw:text-style-name="P71" svg:x1="0in" svg:y1="0.0063in" svg:x2="6.489in" svg:y2="0.0484in"><text:p/></draw:line> <text:s text:c="2"/></text:p>
      <text:p text:style-name="P48"><text:span text:style-name="T30">Wasatch-Uinta Summer Field Camp, </text:span><text:span text:style-name="T44">University of Illinois <text:s text:c="39"/></text:span><text:span text:style-name="T34">Summer </text:span><text:span text:style-name="T35">2012</text:span></text:p>
      <text:list xml:id="list1710764737049169393" text:style-name="L6">
        <text:list-item>
          <text:p text:style-name="P56">Six week field mapping course in the Wasatch and Uinta mountains </text:p>
          <text:p text:style-name="P56">in Utah</text:p>
        </text:list-item>
      </text:list>
      <text:p text:style-name="P12"/>
      <text:p text:style-name="P12"/>
      <text:p text:style-name="P12">The Geology of County Clare, Western Eire, <text:span text:style-name="T50">University of Illinois <text:s text:c="29"/></text:span><text:span text:style-name="T55">Spring </text:span><text:span text:style-name="T54">2012</text:span></text:p>
      <text:list xml:id="list8256554597430799879" text:style-name="L7">
        <text:list-item>
          <text:p text:style-name="P57">Two week course studying the sedimentology, paleoecology and </text:p>
          <text:p text:style-name="P57">evolution of a sedimentary basin with an emphasis on hydrocarbon </text:p>
          <text:p text:style-name="P57">exploration</text:p>
        </text:list-item>
      </text:list>
      <text:p text:style-name="P31"/>
      <text:p text:style-name="P31"><draw:line text:anchor-type="paragraph" draw:z-index="7" draw:style-name="gr1" draw:text-style-name="P71" svg:x1="-0.0016in" svg:y1="0.1854in" svg:x2="6.4874in" svg:y2="0.2276in"><text:p/></draw:line><text:span text:style-name="T18">Honors / Involvement <text:s text:c="5"/></text:span><text:span text:style-name="T20"><text:s text:c="9"/></text:span></text:p>
      <text:p text:style-name="P59"/>
      <text:p text:style-name="P5">Best Graduate Student Instructor <text:span text:style-name="T60">A</text:span>ward, <text:span text:style-name="T60">University of Michigan</text:span> <text:s text:c="43"/>2015</text:p>
      <text:p text:style-name="P4">Seismological Society of America, member <text:s text:c="64"/><text:span text:style-name="T56">2013-present</text:span></text:p>
      <text:p text:style-name="P4">American Geophysical Union, member <text:s text:c="71"/><text:span text:style-name="T56">2013-present</text:span></text:p>
      <text:p text:style-name="P20">Society for Industrial and Applied Mathematics, member <text:s text:c="42"/><text:span text:style-name="T56">2012-present</text:span></text:p>
      <text:p text:style-name="P38"><text:span text:style-name="T1">Outstanding Senior Award, University of Illinois</text:span><text:span text:style-name="T21"> <text:s text:c="69"/></text:span><text:span text:style-name="T2">2012</text:span><text:span text:style-name="T1"> </text:span></text:p>
      <text:p text:style-name="P11"><text:s text:c="32"/></text:p>
      <text:p text:style-name="P69"><draw:line text:anchor-type="paragraph" draw:z-index="10" draw:style-name="gr1" draw:text-style-name="P71" svg:x1="-0.0016in" svg:y1="0.1854in" svg:x2="6.4874in" svg:y2="0.2276in"><text:p/></draw:line>References</text:p>
      <text:p text:style-name="P48"/>
      <text:p text:style-name="P50">Eric Hetland</text:p>
      <text:p text:style-name="P50"><text:tab/>email: ehetland@umich.edu; phone: 734-615-3177</text:p>
      <text:p text:style-name="P50"><text:s text:c="7"/></text:p>
      <text:p text:style-name="P50">Jeroen Ritsema</text:p>
      <text:p text:style-name="P50"><text:tab/>email: jritsema@umich.edu; phone: 734-615-6405</text:p>
      <text:p text:style-name="P50"/>
      <text:p text:style-name="P50">Larry Ruff </text:p>
      <text:p text:style-name="P50"><text:tab/>email: ruff@umich.edu; phone: 734-763-9301 </text:p>
      <text:p text:style-name="P28"/>
      <text:p text:style-name="P29"/>
      <text:p text:style-name="P29"/>
      <text:p text:style-name="P29"><draw:line text:anchor-type="paragraph" draw:z-index="11" draw:style-name="gr1" draw:text-style-name="P71" svg:x1="0.0004in" svg:y1="0.1827in" svg:x2="6.4894in" svg:y2="0.2248in"><text:p/></draw:line><text:soft-page-break/><text:span text:style-name="T45">Abstracts of Manuscripts</text:span><text:span text:style-name="T81"> </text:span></text:p>
      <text:p text:style-name="P29"/>
      <text:p text:style-name="P49">Bias in Estimates of lithosphere viscosity from interseismic deformation:</text:p>
      <text:p text:style-name="Standard"/>
      <text:p text:style-name="Standard">The estimation of uniform viscosities representing the lower crust and uppermost mantle from postseismic or interseismic deformation (i.e., apparent viscosities) is inherently biased with respect to a depth dependence of the viscosities within each layer. Estimates are biased toward a more viscous lower crust or a less viscous lithospheric mantle, depending on the relative geometric mean viscosities of the two layers. When there is a low-viscosity shear zone beneath the fault, apparent viscosities are close to that of the shear zone immediately after the earthquake, although the apparent viscosities increase significantly during the later interseismic period. Inferences made from interseismic deformation that the lower crust is more viscous than the upper mantle may be entirely consistent with depth-dependent viscosity profiles that have a significant increase in viscosity from the lowermost crust to the uppermost mantle.</text:p>
      <text:p text:style-name="Standard"/>
      <text:p text:style-name="P49">Rapid and Simultaneous estimation of fault slip and heterogeneous lithospheric viscosity from post-seismic deformation:</text:p>
      <text:p text:style-name="Standard"><text:line-break/><text:span text:style-name="T82">Post-seismic deformation is commonly attributed to viscoelastic relaxation and/or afterslip, although discerning between the two driving mechanisms can be difficult. A major complication in modeling post-seismic deformation is that forward models can be computationally expensive, making it difficult to adequately search model space to find the optimal fault slip distribution and lithospheric viscosity structure that can explain observable post-seismic deformation. We propose an inverse method which uses coseismic and early post-seismic deformation to rapidly and simultaneously estimate a fault slip history and an arbitrarily discretized viscosity structure of the lithosphere. Our method is based on an approximation which is applicable to the early post-seismic period and expresses surface deformation resulting from viscoelastic relaxation as a linearized function with respect to lithospheric fluidity. We demonstrate this approximation using two-dimensional earthquake models. We validate the approximation and our inverse method using two three-dimensional synthetic tests. The success of our synthetic tests suggests that our method is capable of distinguishing the mechanisms driving early post-seismic deformation and recovering an effective viscosity structure of the lithosphere.</text:span></text:p>
      <text:p text:style-name="Standard"/>
      <text:p text:style-name="P49">Rheologic constraints on the upper mantle from five years of postseismic deformation following the El Mayor-Cucapah earthquake:</text:p>
      <text:p text:style-name="Standard"/>
      <text:p text:style-name="Standard"><text:span text:style-name="T82">Five years of postseismic deformation following the Mw7.2 El Mayor-Cucapah earthquake reveals transient deformation that decays back to its pre-earthquake trend after about three years at epicentral distances greater than ∼200 km. At closer distances, the rapid transience decays to a sustained rate which exceeds its pre-earthquake trend. We attempt to determine the mechanisms driving this deformation, where we consider afterslip at seismogenic depths and viscoelastic relaxation in the lower crust and upper mantle as candidate mechanisms. We find that early, rapid, near-field deformation can be explained with afterslip on the fault that ruptured coseismically, while the later, sustained, near-field deformation can be explained with either continued afterslip in an effectively elastic lower crust, or lower crustal viscoelastic relaxation with a steady-state viscosity of ∼10</text:span><text:span text:style-name="T84">19</text:span><text:span text:style-name="T82"> Pa s. The trend in far-field deformation is best explained </text:span><text:soft-page-break/><text:span text:style-name="T82">with a transient viscosity of ∼10</text:span><text:span text:style-name="T83">18</text:span><text:span text:style-name="T82"> Pa s in the upper mantle. We argue that a transient rheology in the mantle is preferable over a Maxwell rheology because it better predicts the decay in postseismic deformation, and also because it does not conflict with the generally higher, steady-state viscosities inferred from studies of geophysical processes occurring over longer time-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Times New Roman" svg:font-family="'Times New Roman'"/>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9:16:32</meta:creation-date>
    <dc:date>2016-05-02T11:08:47.576357652</dc:date>
    <meta:editing-duration>PT12H50M17S</meta:editing-duration>
    <meta:editing-cycles>27</meta:editing-cycles>
    <meta:generator>LibreOffice/4.2.8.2$Linux_X86_64 LibreOffice_project/420m0$Build-2</meta:generator>
    <meta:document-statistic meta:table-count="0" meta:image-count="0" meta:object-count="0" meta:page-count="5" meta:paragraph-count="91" meta:word-count="1200" meta:character-count="9384" meta:non-whitespace-character-count="7420"/>
  </office:meta>
</office:document-meta>
</file>